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0ffff" draw:textarea-horizontal-align="justify" draw:textarea-vertical-align="middle" draw:auto-grow-height="false" fo:min-height="0.508cm" fo:min-width="1.166cm"/>
      <style:paragraph-properties style:writing-mode="lr-tb"/>
    </style:style>
    <style:style style:name="gr2" style:family="graphic" style:parent-style-name="standard">
      <style:graphic-properties draw:fill-color="#fafad2" draw:textarea-horizontal-align="justify" draw:textarea-vertical-align="middle" draw:auto-grow-height="false" fo:min-height="0.654cm" fo:min-width="1.604cm"/>
      <style:paragraph-properties style:writing-mode="lr-tb"/>
    </style:style>
    <style:style style:name="gr3" style:family="graphic" style:parent-style-name="standard">
      <style:graphic-properties draw:fill-color="#ffa07a" draw:textarea-horizontal-align="justify" draw:textarea-vertical-align="middle" draw:auto-grow-height="false" fo:min-height="0.625cm" fo:min-width="0.701cm"/>
      <style:paragraph-properties style:writing-mode="lr-tb"/>
    </style:style>
    <style:style style:name="gr4" style:family="graphic" style:parent-style-name="standard">
      <style:graphic-properties draw:marker-end="Arrowheads_20_1" draw:fill-color="#fafad2" draw:textarea-vertical-align="middle"/>
    </style:style>
    <style:style style:name="gr5" style:family="graphic" style:parent-style-name="standard">
      <style:graphic-properties draw:marker-end="Arrowheads_20_1" draw:textarea-vertical-align="middle"/>
    </style:style>
    <style:style style:name="gr6" style:family="graphic" style:parent-style-name="standard">
      <style:graphic-properties draw:fill-color="#e0ffff" draw:textarea-horizontal-align="justify" draw:textarea-vertical-align="middle" draw:auto-grow-height="false" fo:min-height="0.508cm" fo:min-width="0.864cm"/>
      <style:paragraph-properties style:writing-mode="lr-tb"/>
    </style:style>
    <style:style style:name="gr7" style:family="graphic" style:parent-style-name="standard">
      <style:graphic-properties draw:marker-end="Arrowheads_20_1" draw:fill-color="#b0e0e6" draw:textarea-vertical-align="middle"/>
    </style:style>
    <style:style style:name="gr8" style:family="graphic" style:parent-style-name="standard">
      <style:graphic-properties draw:marker-end="Arrowheads_20_1" draw:fill-color="#e0ffff" draw:textarea-vertical-align="middle"/>
    </style:style>
    <style:style style:name="gr9" style:family="graphic" style:parent-style-name="standard">
      <style:graphic-properties draw:marker-start="" draw:marker-end="Arrowheads_20_1" draw:fill-color="#e0ffff" draw:textarea-vertical-align="middle"/>
    </style:style>
    <style:style style:name="gr10" style:family="graphic" style:parent-style-name="standard">
      <style:graphic-properties draw:fill-color="#e0ffff" draw:textarea-horizontal-align="justify" draw:textarea-vertical-align="middle" draw:auto-grow-height="false" fo:min-height="0.356cm" fo:min-width="1.014cm"/>
      <style:paragraph-properties style:writing-mode="lr-tb"/>
    </style:style>
    <style:style style:name="gr11" style:family="graphic" style:parent-style-name="standard">
      <style:graphic-properties draw:fill="none" draw:textarea-vertical-align="middle" draw:auto-grow-height="false" fo:min-height="10.284cm" fo:min-width="0cm"/>
    </style:style>
    <style:style style:name="gr12" style:family="graphic" style:parent-style-name="standard">
      <style:graphic-properties draw:stroke="dash" draw:stroke-dash="Dashed_20__28_var_29_" draw:fill-color="#e0ffff" draw:textarea-horizontal-align="justify" draw:textarea-vertical-align="middle" draw:auto-grow-height="false" fo:min-height="0.356cm" fo:min-width="1.014cm"/>
      <style:paragraph-properties style:writing-mode="lr-tb"/>
    </style:style>
    <style:style style:name="gr13" style:family="graphic" style:parent-style-name="standard" style:list-style-name="L1">
      <style:graphic-properties draw:stroke="dash" draw:stroke-dash="Dashed_20__28_var_29_" draw:fill-color="#e0ffff" draw:textarea-horizontal-align="justify" draw:textarea-vertical-align="middle" draw:auto-grow-height="false" fo:min-height="0.356cm" fo:min-width="1.014cm"/>
      <style:paragraph-properties style:writing-mode="lr-tb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objectwithoutfill">
      <style:graphic-properties draw:marker-end="Arrowheads_20_3" draw:fill="none" draw:textarea-vertical-align="middle"/>
    </style:style>
    <style:style style:name="P1" style:family="paragraph">
      <loext:graphic-properties draw:fill-color="#e0ffff"/>
      <style:paragraph-properties fo:text-align="center" style:writing-mode="lr-tb"/>
      <style:text-properties fo:font-size="8pt" style:font-size-asian="18pt" style:font-size-complex="18pt"/>
    </style:style>
    <style:style style:name="P2" style:family="paragraph">
      <style:paragraph-properties fo:text-align="center" style:writing-mode="lr-tb"/>
      <style:text-properties fo:font-size="8pt" style:font-size-asian="18pt" style:font-size-complex="18pt"/>
    </style:style>
    <style:style style:name="P3" style:family="paragraph">
      <loext:graphic-properties draw:fill-color="#fafad2"/>
      <style:paragraph-properties fo:text-align="center" style:writing-mode="lr-tb"/>
      <style:text-properties fo:font-size="8pt" style:font-size-asian="18pt" style:font-size-complex="18pt"/>
    </style:style>
    <style:style style:name="P4" style:family="paragraph">
      <loext:graphic-properties draw:fill-color="#ffa07a"/>
      <style:paragraph-properties fo:text-align="center" style:writing-mode="lr-tb"/>
      <style:text-properties fo:font-size="8pt" style:font-size-asian="18pt" style:font-size-complex="18pt"/>
    </style:style>
    <style:style style:name="P5" style:family="paragraph">
      <loext:graphic-properties draw:fill-color="#fafad2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b0e0e6"/>
      <style:paragraph-properties fo:text-align="center"/>
    </style:style>
    <style:style style:name="P8" style:family="paragraph">
      <loext:graphic-properties draw:fill-color="#e0ffff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 style:writing-mode="lr-tb"/>
      <style:text-properties style:font-name="Liberation Sans" fo:font-size="8pt" style:letter-kerning="true" style:font-name-asian="Noto Sans CJK SC" style:font-size-asian="18pt" style:font-name-complex="FreeSans" style:font-size-complex="18pt"/>
    </style:style>
    <style:style style:name="P11" style:family="paragraph">
      <loext:graphic-properties draw:fill-color="#e0ffff"/>
      <style:paragraph-properties fo:text-align="center" style:writing-mode="lr-tb"/>
      <style:text-properties style:font-name="Liberation Sans" fo:font-size="8pt" style:letter-kerning="true" style:font-name-asian="Noto Sans CJK SC" style:font-size-asian="18pt" style:font-name-complex="FreeSans" style:font-size-complex="18pt"/>
    </style:style>
    <style:style style:name="T1" style:family="text">
      <style:text-properties fo:font-size="8pt" style:font-size-asian="18pt" style:font-size-complex="18pt"/>
    </style:style>
    <style:style style:name="T2" style:family="text">
      <style:text-properties style:font-name="Liberation Sans" fo:font-size="8pt" style:letter-kerning="true" style:font-name-asian="Noto Sans CJK SC" style:font-size-asian="18pt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4" draw:id="id14" draw:layer="layout" svg:width="2.2cm" svg:height="1cm" svg:x="12.6cm" svg:y="9.4cm">
          <text:p text:style-name="P2"/>
          <draw:enhanced-geometry svg:viewBox="0 0 21600 21600" draw:glue-points="10800 0 0 10800 10800 21600 21600 10800" draw:text-areas="?f3 ?f3 ?f4 ?f4" draw:type="hexagon" draw:modifiers="2166.94037843627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2cm" svg:height="1cm" svg:x="12.6cm" svg:y="9.2cm">
          <text:p/>
          <draw:enhanced-geometry svg:viewBox="0 0 21600 21600" draw:glue-points="10800 0 0 10800 10800 21600 21600 10800" draw:text-areas="?f3 ?f3 ?f4 ?f4" draw:type="hexagon" draw:modifiers="2166.94037843627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3" draw:layer="layout" svg:width="2.2cm" svg:height="1cm" svg:x="9.8cm" svg:y="4.2cm">
          <text:p text:style-name="P2"><text:span text:style-name="T1">HotRod</text:span></text:p>
          <text:p text:style-name="P2"><text:span text:style-name="T1">Configu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8" draw:id="id8" draw:layer="layout" svg:width="2.2cm" svg:height="1cm" svg:x="15.6cm" svg:y="2.6cm">
          <text:p text:style-name="P2"><text:span text:style-name="T1">Runtime</text:span></text:p>
          <text:p text:style-name="P2"><text:span text:style-name="T1">Proper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1.2cm" svg:height="1.4cm" svg:x="18.6cm" svg:y="4cm">
          <text:p text:style-name="P2"><text:span text:style-name="T1">Live</text:span></text:p>
          <text:p text:style-name="P2"><text:span text:style-name="T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1" draw:id="id1" draw:layer="layout" svg:width="2.2cm" svg:height="1cm" svg:x="12.6cm" svg:y="4.2cm">
          <text:p text:style-name="P2"><text:span text:style-name="T1">Database</text:span></text:p>
          <text:p text:style-name="P2"><text:span text:style-name="T1">Struct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9" draw:id="id9" draw:layer="layout" svg:width="2.2cm" svg:height="1cm" svg:x="12.6cm" svg:y="7.4cm">
          <text:p text:style-name="P2"><text:span text:style-name="T1">Meta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13.7cm" svg:y1="5.2cm" svg:x2="13.7cm" svg:y2="5.8cm" draw:start-shape="id1" draw:start-glue-point="2" draw:end-shape="id2" draw:end-glue-point="4" svg:d="M13700 5200v600" svg:viewBox="0 0 1 601">
          <text:p/>
        </draw:connector>
        <draw:custom-shape draw:style-name="gr2" draw:text-style-name="P3" draw:layer="layout" svg:width="2.2cm" svg:height="1cm" svg:x="9.801cm" svg:y="4.201cm">
          <text:p text:style-name="P2"><text:span text:style-name="T1">HotRod</text:span></text:p>
          <text:p text:style-name="P2"><text:span text:style-name="T1">Configu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2.2cm" svg:height="1cm" svg:x="9.801cm" svg:y="4.201cm">
          <text:p text:style-name="P2"><text:span text:style-name="T1">HotRod</text:span></text:p>
          <text:p text:style-name="P2"><text:span text:style-name="T1">Configu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10.901cm" svg:y1="5.201cm" svg:x2="12.6cm" svg:y2="6.3cm" draw:start-shape="id3" draw:start-glue-point="2" draw:end-shape="id2" draw:end-glue-point="5" svg:d="M10901 5201v1099h1699" svg:viewBox="0 0 1700 1100">
          <text:p/>
        </draw:connector>
        <draw:connector draw:style-name="gr5" draw:text-style-name="P6" draw:layer="layout" svg:x1="18.6cm" svg:y1="4.7cm" svg:x2="17.8cm" svg:y2="4.7cm" draw:start-shape="id4" draw:start-glue-point="6" draw:end-shape="id5" draw:end-glue-point="7" svg:d="M18600 4700h-800" svg:viewBox="0 0 801 1">
          <text:p/>
        </draw:connector>
        <draw:connector draw:style-name="gr4" draw:text-style-name="P5" draw:layer="layout" svg:x1="15.8cm" svg:y1="4.7cm" svg:x2="14.8cm" svg:y2="4.7cm" draw:end-shape="id1" draw:end-glue-point="1" svg:d="M15800 4700h-1000" svg:viewBox="0 0 1001 1">
          <text:p/>
        </draw:connector>
        <draw:custom-shape draw:style-name="gr1" draw:text-style-name="P1" xml:id="id7" draw:id="id7" draw:layer="layout" svg:width="2.2cm" svg:height="1cm" svg:x="12.6cm" svg:y="2.6cm">
          <text:p text:style-name="P2"><text:span text:style-name="T1">1. Properties</text:span></text:p>
          <text:p text:style-name="P2"><text:span text:style-name="T1">Loader</text:span></text:p>
          <draw:enhanced-geometry svg:viewBox="0 0 21600 21600" draw:glue-points="10800 0 0 10800 10800 21600 21600 10800" draw:text-areas="?f3 ?f3 ?f4 ?f4" draw:type="hexagon" draw:modifiers="2166.94037843627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xml:id="id6" draw:id="id6" draw:layer="layout" svg:width="1.8cm" svg:height="1cm" svg:x="7.4cm" svg:y="4.2cm">
          <text:p text:style-name="P2"><text:span text:style-name="T1">3. Config</text:span></text:p>
          <text:p text:style-name="P2"><text:span text:style-name="T1">Loader</text:span></text:p>
          <draw:enhanced-geometry svg:viewBox="0 0 21600 21600" draw:glue-points="10800 0 0 10800 10800 21600 21600 10800" draw:text-areas="?f3 ?f3 ?f4 ?f4" draw:type="hexagon" draw:modifiers="2166.94037843627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xml:id="id5" draw:id="id5" draw:layer="layout" svg:width="2.2cm" svg:height="1cm" svg:x="15.6cm" svg:y="4.2cm">
          <text:p text:style-name="P2"><text:span text:style-name="T1">5.1 Database</text:span></text:p>
          <text:p text:style-name="P2"><text:span text:style-name="T1">Loader</text:span></text:p>
          <draw:enhanced-geometry svg:viewBox="0 0 21600 21600" draw:glue-points="10800 0 0 10800 10800 21600 21600 10800" draw:text-areas="?f3 ?f3 ?f4 ?f4" draw:type="hexagon" draw:modifiers="2166.94037843627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7" draw:text-style-name="P7" draw:layer="layout" svg:x1="9.2cm" svg:y1="4.7cm" svg:x2="9.801cm" svg:y2="4.701cm" draw:start-shape="id6" draw:start-glue-point="7" draw:end-shape="id3" draw:end-glue-point="3" svg:d="M9200 4700h301v1h300" svg:viewBox="0 0 602 2">
          <text:p/>
        </draw:connector>
        <draw:connector draw:style-name="gr4" draw:text-style-name="P5" draw:layer="layout" svg:x1="14.8cm" svg:y1="3.1cm" svg:x2="15.6cm" svg:y2="3.1cm" draw:start-shape="id7" draw:start-glue-point="7" draw:end-shape="id8" draw:end-glue-point="3" svg:d="M14800 3100h800" svg:viewBox="0 0 801 1">
          <text:p/>
        </draw:connector>
        <draw:connector draw:style-name="gr8" draw:text-style-name="P8" draw:layer="layout" svg:x1="16.7cm" svg:y1="3.6cm" svg:x2="16.7cm" svg:y2="4.2cm" draw:start-shape="id8" draw:start-glue-point="2" draw:end-shape="id5" draw:end-glue-point="4" svg:d="M16700 3600v600" svg:viewBox="0 0 1 601">
          <text:p/>
        </draw:connector>
        <draw:custom-shape draw:style-name="gr1" draw:text-style-name="P1" xml:id="id2" draw:id="id2" draw:layer="layout" svg:width="2.2cm" svg:height="1cm" svg:x="12.6cm" svg:y="5.8cm">
          <text:p text:style-name="P2"><text:span text:style-name="T1">5.2 Meta Data</text:span></text:p>
          <text:p text:style-name="P2"><text:span text:style-name="T1">Collector</text:span></text:p>
          <draw:enhanced-geometry svg:viewBox="0 0 21600 21600" draw:glue-points="10800 0 0 10800 10800 21600 21600 10800" draw:text-areas="?f3 ?f3 ?f4 ?f4" draw:type="hexagon" draw:modifiers="2166.94037843627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8" draw:text-style-name="P8" draw:layer="layout" svg:x1="13.7cm" svg:y1="6.8cm" svg:x2="13.7cm" svg:y2="7.4cm" draw:start-shape="id2" draw:start-glue-point="6" draw:end-shape="id9" draw:end-glue-point="0" svg:d="M13700 6800v600" svg:viewBox="0 0 1 601">
          <text:p/>
        </draw:connector>
        <draw:custom-shape draw:style-name="gr1" draw:text-style-name="P1" xml:id="id10" draw:id="id10" draw:layer="layout" svg:width="2.2cm" svg:height="1cm" svg:x="9.8cm" svg:y="9cm">
          <text:p text:style-name="P2"><text:span text:style-name="T1">4. Generator</text:span></text:p>
          <text:p text:style-name="P2"><text:span text:style-name="T1">Factory</text:span></text:p>
          <draw:enhanced-geometry svg:viewBox="0 0 21600 21600" draw:glue-points="10800 0 0 10800 10800 21600 21600 10800" draw:text-areas="?f3 ?f3 ?f4 ?f4" draw:type="hexagon" draw:modifiers="2166.94037843627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xml:id="id11" draw:id="id11" draw:layer="layout" svg:width="2.2cm" svg:height="1cm" svg:x="12.6cm" svg:y="9cm">
          <text:p text:style-name="P2"><text:span text:style-name="T1">5. Generator</text:span></text:p>
          <draw:enhanced-geometry svg:viewBox="0 0 21600 21600" draw:glue-points="10800 0 0 10800 10800 21600 21600 10800" draw:text-areas="?f3 ?f3 ?f4 ?f4" draw:type="hexagon" draw:modifiers="2166.94037843627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4" draw:text-style-name="P5" draw:layer="layout" svg:x1="10.901cm" svg:y1="5.201cm" svg:x2="10.9cm" svg:y2="9cm" draw:start-shape="id3" draw:start-glue-point="2" draw:end-shape="id10" draw:end-glue-point="4" svg:d="M10901 5201v1900h-1v1899" svg:viewBox="0 0 2 3800">
          <text:p/>
        </draw:connector>
        <draw:connector draw:style-name="gr8" draw:text-style-name="P8" draw:layer="layout" svg:x1="12cm" svg:y1="9.5cm" svg:x2="12.6cm" svg:y2="9.5cm" draw:start-shape="id10" draw:start-glue-point="7" draw:end-shape="id11" draw:end-glue-point="5" svg:d="M12000 9500h600" svg:viewBox="0 0 601 1">
          <text:p/>
        </draw:connector>
        <draw:connector draw:style-name="gr8" draw:text-style-name="P8" draw:layer="layout" svg:x1="13.7cm" svg:y1="8.4cm" svg:x2="13.7cm" svg:y2="9cm" draw:start-shape="id9" draw:start-glue-point="2" draw:end-shape="id11" draw:end-glue-point="4" svg:d="M13700 8400v600" svg:viewBox="0 0 1 601">
          <text:p/>
        </draw:connector>
        <draw:connector draw:style-name="gr8" draw:text-style-name="P8" draw:layer="layout" svg:x1="14.8cm" svg:y1="9.5cm" svg:x2="15.4cm" svg:y2="9.5cm" draw:start-shape="id11" draw:start-glue-point="7" draw:end-shape="id12" draw:end-glue-point="5" svg:d="M14800 9500h600" svg:viewBox="0 0 601 1">
          <text:p/>
        </draw:connector>
        <draw:custom-shape draw:style-name="gr1" draw:text-style-name="P1" draw:layer="layout" svg:width="2.2cm" svg:height="1cm" svg:x="12.6cm" svg:y="11.4cm">
          <text:p/>
          <draw:enhanced-geometry svg:viewBox="0 0 21600 21600" draw:glue-points="10800 0 0 10800 10800 21600 21600 10800" draw:text-areas="?f3 ?f3 ?f4 ?f4" draw:type="hexagon" draw:modifiers="2166.94037843627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2cm" svg:height="1cm" svg:x="12.6cm" svg:y="11.2cm">
          <text:p/>
          <draw:enhanced-geometry svg:viewBox="0 0 21600 21600" draw:glue-points="10800 0 0 10800 10800 21600 21600 10800" draw:text-areas="?f3 ?f3 ?f4 ?f4" draw:type="hexagon" draw:modifiers="2166.94037843627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xml:id="id13" draw:id="id13" draw:layer="layout" svg:width="2.2cm" svg:height="1cm" svg:x="12.6cm" svg:y="11cm">
          <text:p text:style-name="P2"><text:span text:style-name="T1">5.3 Database</text:span></text:p>
          <text:p text:style-name="P2"><text:span text:style-name="T1">Adapter</text:span></text:p>
          <draw:enhanced-geometry svg:viewBox="0 0 21600 21600" draw:glue-points="10800 0 0 10800 10800 21600 21600 10800" draw:text-areas="?f3 ?f3 ?f4 ?f4" draw:type="hexagon" draw:modifiers="2166.94037843627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9" draw:text-style-name="P8" draw:layer="layout" svg:x1="13.7cm" svg:y1="11cm" svg:x2="13.7cm" svg:y2="10.4cm" draw:start-shape="id13" draw:start-glue-point="4" draw:end-shape="id14" draw:end-glue-point="6" svg:d="M13700 11000v-600" svg:viewBox="0 0 1 601">
          <text:p/>
        </draw:connector>
        <draw:custom-shape draw:style-name="gr1" draw:text-style-name="P1" xml:id="id15" draw:id="id15" draw:layer="layout" svg:width="2.2cm" svg:height="1cm" svg:x="9.8cm" svg:y="11cm">
          <text:p text:style-name="P2"><text:span text:style-name="T1">2. DB Adapter</text:span></text:p>
          <text:p text:style-name="P2"><text:span text:style-name="T1">Factory</text:span></text:p>
          <draw:enhanced-geometry svg:viewBox="0 0 21600 21600" draw:glue-points="10800 0 0 10800 10800 21600 21600 10800" draw:text-areas="?f3 ?f3 ?f4 ?f4" draw:type="hexagon" draw:modifiers="2166.94037843627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8" draw:text-style-name="P8" draw:layer="layout" svg:x1="12cm" svg:y1="11.5cm" svg:x2="12.6cm" svg:y2="11.5cm" draw:start-shape="id15" draw:start-glue-point="7" draw:end-shape="id13" draw:end-glue-point="5" svg:d="M12000 11500h600" svg:viewBox="0 0 601 1">
          <text:p/>
        </draw:connector>
        <draw:custom-shape draw:style-name="gr2" draw:text-style-name="P3" xml:id="id12" draw:id="id12" draw:layer="layout" svg:width="1.8cm" svg:height="1cm" svg:x="15.4cm" svg:y="9cm">
          <text:p text:style-name="P2"><text:span text:style-name="T2">Generated</text:span></text:p>
          <text:p text:style-name="P2"><text:span text:style-name="T2">Fil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draw:layer="layout" svg:width="2cm" svg:height="0.8cm" svg:x="4.4cm" svg:y="7.2cm">
          <text:p text:style-name="P2"><text:span text:style-name="T1">Gen</text:span></text:p>
          <text:p text:style-name="P2"><text:span text:style-name="T1">Command</text:span></text:p>
          <draw:enhanced-geometry svg:viewBox="0 0 21600 21600" draw:glue-points="10800 0 0 10800 10800 21600 21600 10800" draw:text-areas="?f3 ?f3 ?f4 ?f4" draw:type="hexagon" draw:modifiers="2166.94037843627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9" draw:layer="layout" svg:width="0.6cm" svg:height="10.8cm" svg:x="6.8cm" svg:y="2.2cm">
          <text:p/>
          <draw:enhanced-geometry svg:viewBox="0 0 21600 21600" draw:glue-points="21600 0 0 10800 21600 21600" draw:text-areas="13800 ?f9 21600 ?f10" draw:type="left-brace" draw:modifiers="855.610037496395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1" draw:layer="layout" svg:width="2cm" svg:height="0.8cm" svg:x="4.4cm" svg:y="10.6cm">
          <text:p text:style-name="P2"><text:span text:style-name="T1">Export TXT</text:span></text:p>
          <text:p text:style-name="P2"><text:span text:style-name="T1">Command</text:span></text:p>
          <draw:enhanced-geometry svg:viewBox="0 0 21600 21600" draw:glue-points="10800 0 0 10800 10800 21600 21600 10800" draw:text-areas="?f3 ?f3 ?f4 ?f4" draw:type="hexagon" draw:modifiers="2166.94037843627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1" draw:layer="layout" svg:width="2cm" svg:height="0.8cm" svg:x="4.4cm" svg:y="11.8cm">
          <text:p text:style-name="P2"><text:span text:style-name="T1">Export XLSX</text:span></text:p>
          <text:p text:style-name="P2"><text:span text:style-name="T1">Command</text:span></text:p>
          <draw:enhanced-geometry svg:viewBox="0 0 21600 21600" draw:glue-points="10800 0 0 10800 10800 21600 21600 10800" draw:text-areas="?f3 ?f3 ?f4 ?f4" draw:type="hexagon" draw:modifiers="2166.94037843627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1" draw:layer="layout" svg:width="2cm" svg:height="0.8cm" svg:x="4.4cm" svg:y="9.4cm">
          <text:p text:style-name="P2"><text:span text:style-name="T1">Purge</text:span></text:p>
          <text:p text:style-name="P2"><text:span text:style-name="T1">Command</text:span></text:p>
          <draw:enhanced-geometry svg:viewBox="0 0 21600 21600" draw:glue-points="10800 0 0 10800 10800 21600 21600 10800" draw:text-areas="?f3 ?f3 ?f4 ?f4" draw:type="hexagon" draw:modifiers="2166.94037843627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cm" svg:height="0.8cm" svg:x="1.4cm" svg:y="5cm">
          <text:p text:style-name="P2"><text:span text:style-name="T1">Eclipse</text:span></text:p>
          <text:p text:style-name="P2"><text:span text:style-name="T1">Plugin</text:span></text:p>
          <draw:enhanced-geometry svg:viewBox="0 0 21600 21600" draw:glue-points="10800 0 0 10800 10800 21600 21600 10800" draw:text-areas="?f3 ?f3 ?f4 ?f4" draw:type="hexagon" draw:modifiers="2166.94037843627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1" draw:layer="layout" svg:width="2cm" svg:height="0.8cm" svg:x="1.4cm" svg:y="8.8cm">
          <text:p text:style-name="P2"><text:span text:style-name="T1">Maven</text:span></text:p>
          <text:p text:style-name="P2"><text:span text:style-name="T1">Plugin</text:span></text:p>
          <draw:enhanced-geometry svg:viewBox="0 0 21600 21600" draw:glue-points="10800 0 0 10800 10800 21600 21600 10800" draw:text-areas="?f3 ?f3 ?f4 ?f4" draw:type="hexagon" draw:modifiers="2166.94037843627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1" draw:layer="layout" svg:width="2cm" svg:height="0.8cm" svg:x="1.4cm" svg:y="10cm">
          <text:p text:style-name="P2"><text:span text:style-name="T1">Ant</text:span></text:p>
          <text:p text:style-name="P2"><text:span text:style-name="T1">Plugin</text:span></text:p>
          <draw:enhanced-geometry svg:viewBox="0 0 21600 21600" draw:glue-points="10800 0 0 10800 10800 21600 21600 10800" draw:text-areas="?f3 ?f3 ?f4 ?f4" draw:type="hexagon" draw:modifiers="2166.94037843627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1" draw:layer="layout" svg:width="2cm" svg:height="0.8cm" svg:x="1.4cm" svg:y="11.2cm">
          <text:p text:style-name="P10"><text:span text:style-name="T2">Gradle</text:span></text:p>
          <text:p text:style-name="P10"><text:span text:style-name="T2">Plugin</text:span></text:p>
          <draw:enhanced-geometry svg:viewBox="0 0 21600 21600" draw:glue-points="10800 0 0 10800 10800 21600 21600 10800" draw:text-areas="?f3 ?f3 ?f4 ?f4" draw:type="hexagon" draw:modifiers="2166.94037843627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4" draw:text-style-name="P9" draw:layer="layout" svg:x1="3.8cm" svg:y1="4.4cm" svg:x2="3.8cm" svg:y2="13.4cm">
          <text:p/>
        </draw:line>
        <draw:line draw:style-name="gr14" draw:text-style-name="P9" draw:layer="layout" svg:x1="3.4cm" svg:y1="9.2cm" svg:x2="3.8cm" svg:y2="9.2cm">
          <text:p/>
        </draw:line>
        <draw:line draw:style-name="gr15" draw:text-style-name="P9" draw:layer="layout" svg:x1="3.8cm" svg:y1="7.6cm" svg:x2="4.4cm" svg:y2="7.6cm">
          <text:p/>
        </draw:line>
        <draw:line draw:style-name="gr14" draw:text-style-name="P9" draw:layer="layout" svg:x1="3.4cm" svg:y1="10.4cm" svg:x2="3.8cm" svg:y2="10.4cm">
          <text:p/>
        </draw:line>
        <draw:line draw:style-name="gr14" draw:text-style-name="P9" draw:layer="layout" svg:x1="3.4cm" svg:y1="11.6cm" svg:x2="3.8cm" svg:y2="11.6cm">
          <text:p/>
        </draw:line>
        <draw:line draw:style-name="gr14" draw:text-style-name="P9" draw:layer="layout" svg:x1="3.4cm" svg:y1="5.4cm" svg:x2="3.8cm" svg:y2="5.4cm">
          <text:p/>
        </draw:line>
        <draw:line draw:style-name="gr14" draw:text-style-name="P9" draw:layer="layout" svg:x1="6.4cm" svg:y1="7.6cm" svg:x2="6.8cm" svg:y2="7.6cm">
          <text:p/>
        </draw:line>
        <draw:line draw:style-name="gr15" draw:text-style-name="P9" draw:layer="layout" svg:x1="3.8cm" svg:y1="9.8cm" svg:x2="4.4cm" svg:y2="9.8cm">
          <text:p/>
        </draw:line>
        <draw:line draw:style-name="gr15" draw:text-style-name="P9" draw:layer="layout" svg:x1="3.8cm" svg:y1="11cm" svg:x2="4.4cm" svg:y2="11cm">
          <text:p/>
        </draw:line>
        <draw:line draw:style-name="gr15" draw:text-style-name="P9" draw:layer="layout" svg:x1="3.8cm" svg:y1="12.2cm" svg:x2="4.4cm" svg:y2="12.2cm">
          <text:p/>
        </draw:line>
        <draw:line draw:style-name="gr14" draw:text-style-name="P9" draw:layer="layout" svg:x1="3.8cm" svg:y1="4.4cm" svg:x2="3.8cm" svg:y2="13.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0T17:16:12.393462382</meta:creation-date>
    <dc:date>2020-11-20T18:18:16.128415139</dc:date>
    <meta:editing-duration>PT44M42S</meta:editing-duration>
    <meta:editing-cycles>33</meta:editing-cycles>
    <meta:generator>LibreOffice/6.4.5.2$Linux_X86_64 LibreOffice_project/40$Build-2</meta:generator>
    <meta:document-statistic meta:object-count="54"/>
  </office:meta>
</office:document-meta>
</file>